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462b" officeooo:paragraph-rsid="0003462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55fa1" officeooo:paragraph-rsid="00055fa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5fa1" officeooo:paragraph-rsid="0006bab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6bab7" officeooo:paragraph-rsid="0006bab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6bab7" officeooo:paragraph-rsid="000e213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03462b" officeooo:paragraph-rsid="0003462b"/>
    </style:style>
    <style:style style:name="P7" style:family="paragraph" style:parent-style-name="Standard">
      <style:paragraph-properties fo:text-align="center" style:justify-single-word="false"/>
      <style:text-properties officeooo:paragraph-rsid="00055fa1"/>
    </style:style>
    <style:style style:name="P8" style:family="paragraph" style:parent-style-name="Standard">
      <style:paragraph-properties fo:text-align="center" style:justify-single-word="false"/>
      <style:text-properties officeooo:rsid="0003aa3e" officeooo:paragraph-rsid="0003aa3e"/>
    </style:style>
    <style:style style:name="P9" style:family="paragraph" style:parent-style-name="Standard">
      <style:paragraph-properties fo:text-align="center" style:justify-single-word="false"/>
      <style:text-properties officeooo:rsid="0003aa3e" officeooo:paragraph-rsid="00055fa1"/>
    </style:style>
    <style:style style:name="P10" style:family="paragraph" style:parent-style-name="Standard">
      <style:paragraph-properties fo:text-align="start" style:justify-single-word="false"/>
      <style:text-properties officeooo:rsid="0003aa3e" officeooo:paragraph-rsid="0003aa3e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03aa3e" officeooo:paragraph-rsid="0003aa3e" style:font-style-asian="italic" style:font-style-complex="italic"/>
    </style:style>
    <style:style style:name="P12" style:family="paragraph" style:parent-style-name="Standard">
      <style:paragraph-properties fo:text-align="center" style:justify-single-word="false"/>
      <style:text-properties style:font-name="Liberation Mono" fo:font-size="10pt" officeooo:paragraph-rsid="00055fa1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Liberation Mono" fo:font-size="11pt" officeooo:rsid="0003462b" officeooo:paragraph-rsid="0003462b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Liberation Mono" fo:font-size="11pt" officeooo:rsid="0003aa3e" officeooo:paragraph-rsid="00055fa1" style:font-size-asian="11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Liberation Mono" fo:font-size="11pt" officeooo:paragraph-rsid="00055fa1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06bab7" officeooo:paragraph-rsid="0006bab7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06bab7" officeooo:paragraph-rsid="00089ece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" fo:font-size="11pt" fo:font-weight="normal" officeooo:rsid="0006bab7" officeooo:paragraph-rsid="000e41a0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Mono" fo:font-size="5pt" officeooo:paragraph-rsid="00055fa1" style:font-size-asian="4.34999990463257pt" style:font-size-complex="5pt"/>
    </style:style>
    <style:style style:name="P20" style:family="paragraph" style:parent-style-name="Standard">
      <style:paragraph-properties fo:text-align="center" style:justify-single-word="false"/>
      <style:text-properties style:font-name="Liberation Mono" fo:font-size="5pt" officeooo:rsid="0003462b" officeooo:paragraph-rsid="0003462b" style:font-size-asian="4.34999990463257pt" style:font-size-complex="5pt"/>
    </style:style>
    <style:style style:name="P21" style:family="paragraph" style:parent-style-name="Standard">
      <style:paragraph-properties fo:text-align="center" style:justify-single-word="false"/>
      <style:text-properties style:font-name="Liberation Mono" fo:font-size="5pt" officeooo:rsid="0003aa3e" officeooo:paragraph-rsid="00055fa1" style:font-size-asian="4.34999990463257pt" style:font-size-complex="5pt"/>
    </style:style>
    <style:style style:name="P22" style:family="paragraph" style:parent-style-name="Standard">
      <style:paragraph-properties fo:text-align="center" style:justify-single-word="false"/>
      <style:text-properties fo:font-size="5pt" officeooo:paragraph-rsid="00055fa1" style:font-size-asian="4.34999990463257pt" style:font-size-complex="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c960" style:font-weight-asian="bold" style:font-weight-complex="bold"/>
    </style:style>
    <style:style style:name="T3" style:family="text">
      <style:text-properties fo:font-weight="bold" officeooo:rsid="0003462b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6bab7"/>
    </style:style>
    <style:style style:name="T7" style:family="text">
      <style:text-properties officeooo:rsid="0006cbcb"/>
    </style:style>
    <style:style style:name="T8" style:family="text">
      <style:text-properties officeooo:rsid="00089ece"/>
    </style:style>
    <style:style style:name="T9" style:family="text">
      <style:text-properties officeooo:rsid="0009d1f1"/>
    </style:style>
    <style:style style:name="T10" style:family="text">
      <style:text-properties officeooo:rsid="000a63df"/>
    </style:style>
    <style:style style:name="T11" style:family="text">
      <style:text-properties officeooo:rsid="000bbd18"/>
    </style:style>
    <style:style style:name="T12" style:family="text">
      <style:text-properties officeooo:rsid="000dbc27"/>
    </style:style>
    <style:style style:name="T13" style:family="text">
      <style:text-properties officeooo:rsid="000e213b"/>
    </style:style>
    <style:style style:name="T14" style:family="text">
      <style:text-properties officeooo:rsid="000e41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">L</text:span><text:span text:style-name="T1">OTOFÁCIL</text:span></text:p>
      <text:p text:style-name="P11"><text:span text:style-name="T1">(Estatística Geral)</text:span></text:p>
      <text:p text:style-name="Standard"><text:span text:style-name="T2"/></text:p>
      <text:p text:style-name="Standard"><text:span text:style-name="T2"/></text:p>
      <text:p text:style-name="P7"><text:span text:style-name="T2">Total de Números</text:span>:</text:p>
      <text:p text:style-name="P22"/>
      <text:p text:style-name="P15">25</text:p>
      <text:p text:style-name="P7"><text:span text:style-name="T3"/></text:p>
      <text:p text:style-name="P7"><text:span text:style-name="T3">Lista de Números</text:span><text:span text:style-name="T1">: </text:span></text:p>
      <text:p text:style-name="P19"><text:span text:style-name="T1"/></text:p>
      <text:p text:style-name="P12">01 02 03 04 05 06 07 08 09 10 11 12 13 14 15 16 17 18 19 20 21 22 23 24 25</text:p>
      <text:p text:style-name="P1"/>
      <text:p text:style-name="P1">Desenho da Cartela:</text:p>
      <text:p text:style-name="P20"/>
      <text:p text:style-name="P13">01 02 03 04 05</text:p>
      <text:p text:style-name="P13">06 07 08 09 10</text:p>
      <text:p text:style-name="P13">11 12 13 14 15</text:p>
      <text:p text:style-name="P13">16 17 18 19 20</text:p>
      <text:p text:style-name="P13">21 22 23 24 25</text:p>
      <text:p text:style-name="P8"><text:span text:style-name="T1"/></text:p>
      <text:p text:style-name="P9"><text:span text:style-name="T1">Probabilidade </text:span><text:span text:style-name="T4">(Para Sorteio Simples)</text:span><text:span text:style-name="T1">: </text:span></text:p>
      <text:p text:style-name="P21"><text:span text:style-name="T1"/></text:p>
      <text:p text:style-name="P14"><text:span text:style-name="T5">C25,15 = 3.268.760</text:span></text:p>
      <text:p text:style-name="P10"><text:span text:style-name="T5"/></text:p>
      <text:p text:style-name="P10"><text:span text:style-name="T5"/></text:p>
      <text:p text:style-name="P2">Estatística de Paridade</text:p>
      <text:p text:style-name="P2"/>
      <text:p text:style-name="P2">Total de Números: 25</text:p>
      <text:p text:style-name="P2">Total <text:span text:style-name="T6">de Números Pares: 12</text:span></text:p>
      <text:p text:style-name="P3">Total <text:span text:style-name="T6">de Números Ímpares: 13</text:span></text:p>
      <text:p text:style-name="P4"/>
      <text:p text:style-name="P4">Categorias:</text:p>
      <text:p text:style-name="P16">• P01 <text:span text:style-name="T7">= 2p1</text:span><text:span text:style-name="T10">3</text:span><text:span text:style-name="T7">i </text:span><text:span text:style-name="T8">= <text:s/>C12,2 * C13,13 = <text:s/>66 * 1 <text:s text:c="4"/>= </text:span><text:span text:style-name="T11">66 <text:s text:c="7"/>= </text:span><text:span text:style-name="T12">0,002%</text:span></text:p>
      <text:p text:style-name="P17">• P02 <text:span text:style-name="T7">= </text:span><text:span text:style-name="T10">3</text:span><text:span text:style-name="T7">p1</text:span><text:span text:style-name="T10">2</text:span><text:span text:style-name="T7">i </text:span><text:span text:style-name="T8">= <text:s/>C12,3 * C13,12 = 220 * 13 <text:s text:c="3"/></text:span><text:span text:style-name="T10">= </text:span><text:span text:style-name="T11">2.860 <text:s text:c="4"/>= </text:span><text:span text:style-name="T12">0,0087%</text:span></text:p>
      <text:p text:style-name="P17">• P03 <text:span text:style-name="T7">= </text:span><text:span text:style-name="T10">4</text:span><text:span text:style-name="T7">p1</text:span><text:span text:style-name="T10">1</text:span><text:span text:style-name="T7">i </text:span><text:span text:style-name="T8">= <text:s/>C12,4 * C13,11 = 495 * 78 <text:s text:c="3"/></text:span><text:span text:style-name="T10">= </text:span><text:span text:style-name="T11">38.610 <text:s text:c="3"/>= </text:span><text:span text:style-name="T12">1,181%</text:span></text:p>
      <text:p text:style-name="P17">• P04 <text:span text:style-name="T7">= </text:span><text:span text:style-name="T10">5</text:span><text:span text:style-name="T7">p</text:span><text:span text:style-name="T10">10</text:span><text:span text:style-name="T7">i </text:span><text:span text:style-name="T8">= <text:s/>C12,5 * C13,10 = 792 * 286 <text:s text:c="2"/></text:span><text:span text:style-name="T10">= </text:span><text:span text:style-name="T11">226.512 <text:s text:c="2"/>= </text:span><text:span text:style-name="T12">6,929%</text:span></text:p>
      <text:p text:style-name="P17">• P05 <text:span text:style-name="T7">= </text:span><text:span text:style-name="T10">6</text:span><text:span text:style-name="T7">p</text:span><text:span text:style-name="T10">9</text:span><text:span text:style-name="T7">i <text:s/></text:span><text:span text:style-name="T8">= <text:s/>C12,6 * C13,9 <text:s/>= 924 * 715 <text:s text:c="2"/></text:span><text:span text:style-name="T10">= </text:span><text:span text:style-name="T11">660.660 <text:s text:c="2"/>= </text:span><text:span text:style-name="T12">20,211%</text:span></text:p>
      <text:p text:style-name="P17">• P06 <text:span text:style-name="T7">= </text:span><text:span text:style-name="T10">7</text:span><text:span text:style-name="T7">p</text:span><text:span text:style-name="T10">8</text:span><text:span text:style-name="T7">i <text:s/></text:span><text:span text:style-name="T8">= <text:s/>C12,7 * C13,8 <text:s/>= 792 * 1.287 </text:span><text:span text:style-name="T10">= </text:span><text:span text:style-name="T11">1.019.304 = </text:span><text:span text:style-name="T12">31,183%</text:span></text:p>
      <text:p text:style-name="P17">• P07 <text:span text:style-name="T7">= </text:span><text:span text:style-name="T10">8</text:span><text:span text:style-name="T7">p</text:span><text:span text:style-name="T10">7</text:span><text:span text:style-name="T7">i <text:s/></text:span><text:span text:style-name="T8">= <text:s/>C12,8 * C13,7 <text:s/>= 492 * 1.716 </text:span><text:span text:style-name="T11">= 849.420 <text:s text:c="2"/>= </text:span><text:span text:style-name="T12">25,986%</text:span></text:p>
      <text:p text:style-name="P17">• P08 <text:span text:style-name="T7">= </text:span><text:span text:style-name="T10">9</text:span><text:span text:style-name="T7">p</text:span><text:span text:style-name="T10">6</text:span><text:span text:style-name="T7">i <text:s/></text:span><text:span text:style-name="T8">= <text:s/>C12,9 * C13,6 <text:s/>= 220 * 1.716 </text:span><text:span text:style-name="T11">= 377.520 <text:s text:c="2"/>= </text:span><text:span text:style-name="T12">11,549%</text:span></text:p>
      <text:p text:style-name="P17">• P09 <text:span text:style-name="T7">= </text:span><text:span text:style-name="T10">10</text:span><text:span text:style-name="T7">p</text:span><text:span text:style-name="T10">5</text:span><text:span text:style-name="T7">i </text:span><text:span text:style-name="T8">= C12,10 * C13,5 <text:s/>= <text:s/>66 * </text:span><text:span text:style-name="T9">1.287 </text:span><text:span text:style-name="T11">= 84.942 <text:s text:c="3"/>= </text:span><text:span text:style-name="T12">2,598%</text:span></text:p>
      <text:p text:style-name="P17">• P10 <text:span text:style-name="T7">= </text:span><text:span text:style-name="T10">11</text:span><text:span text:style-name="T7">p</text:span><text:span text:style-name="T10">4</text:span><text:span text:style-name="T7">i </text:span><text:span text:style-name="T8">= C12,11 * C13,4 <text:s/>= <text:s/>12 * </text:span><text:span text:style-name="T9">715 <text:s text:c="2"/></text:span><text:span text:style-name="T11">= 8.580 <text:s text:c="4"/>= </text:span><text:span text:style-name="T12">0,262%</text:span></text:p>
      <text:p text:style-name="P17">• P11 <text:span text:style-name="T7">= </text:span><text:span text:style-name="T10">12</text:span><text:span text:style-name="T7">p3i </text:span><text:span text:style-name="T8">= C12,12 * C13,3 <text:s/>= <text:s text:c="2"/>1 * </text:span><text:span text:style-name="T9">286 <text:s text:c="2"/></text:span><text:span text:style-name="T11">= 286 <text:s text:c="6"/>= </text:span><text:span text:style-name="T12">0,008%</text:span></text:p>
      <text:p text:style-name="P5"/>
      <text:p text:style-name="P5"><text:span text:style-name="T13">Classificação</text:span>:</text:p>
      <text:p text:style-name="P18">• P01 <text:span text:style-name="T11">= </text:span><text:span text:style-name="T12">0,002% <text:s/></text:span><text:span text:style-name="T14">=</text:span><text:span text:style-name="T7"> </text:span><text:span text:style-name="T14">Vermelho</text:span></text:p>
      <text:p text:style-name="P18">• P02 <text:span text:style-name="T11">= </text:span><text:span text:style-name="T12">0,0087% </text:span><text:span text:style-name="T14">=</text:span><text:span text:style-name="T7"> </text:span><text:span text:style-name="T14">Vermelho</text:span></text:p>
      <text:p text:style-name="P18">• P03 <text:span text:style-name="T11">= </text:span><text:span text:style-name="T12">1,181% <text:s/></text:span><text:span text:style-name="T14">=</text:span><text:span text:style-name="T7"> </text:span><text:span text:style-name="T14">Vermelho</text:span></text:p>
      <text:p text:style-name="P18">• P04 <text:span text:style-name="T11">= </text:span><text:span text:style-name="T12">6,929% <text:s/></text:span><text:span text:style-name="T14">= Amarelo</text:span></text:p>
      <text:p text:style-name="P18">• P05 <text:span text:style-name="T11">= </text:span><text:span text:style-name="T12">20,211% </text:span><text:span text:style-name="T14">= Verde</text:span></text:p>
      <text:p text:style-name="P18">• P06 <text:span text:style-name="T11">= </text:span><text:span text:style-name="T12">31,183% </text:span><text:span text:style-name="T14">= Verde</text:span></text:p>
      <text:p text:style-name="P18">• P07 <text:span text:style-name="T11">= </text:span><text:span text:style-name="T12">25,986% </text:span><text:span text:style-name="T14">= Verde</text:span></text:p>
      <text:p text:style-name="P18">• P08 <text:span text:style-name="T11">= </text:span><text:span text:style-name="T12">11,549% </text:span><text:span text:style-name="T14">= Amarelo</text:span></text:p>
      <text:p text:style-name="P18">• P09 <text:span text:style-name="T11">= </text:span><text:span text:style-name="T12">2,598% <text:s/></text:span><text:span text:style-name="T14">= Vermelho</text:span></text:p>
      <text:p text:style-name="P18">• P10 <text:span text:style-name="T11">= </text:span><text:span text:style-name="T12">0,262% <text:s/></text:span><text:span text:style-name="T14">= Vermelho</text:span></text:p>
      <text:p text:style-name="P18">• P11 <text:span text:style-name="T11">= </text:span><text:span text:style-name="T12">0,008% <text:s/></text:span><text:span text:style-name="T11">= </text:span><text:span text:style-name="T14">Vermelh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1T22:28:38.956000000</meta:creation-date>
    <dc:date>2022-11-12T00:54:46.009000000</dc:date>
    <meta:editing-duration>PT18M10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42" meta:word-count="331" meta:character-count="1412" meta:non-whitespace-character-count="1038"/>
  </office:meta>
</office:document-meta>
</file>